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6cm"/>
    </style:style>
    <style:style style:name="co3" style:family="table-column">
      <style:table-column-properties fo:break-before="auto" style:column-width="11.3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16373" table:default-cell-style-name="Default"/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2" table:style-name="ce2" office:value-type="string" calcext:value-type="string">
            <text:p>Y</text:p>
          </table:table-cell>
          <table:table-cell table:style-name="ce2" table:number-columns-repeated="3"/>
          <table:table-cell table:style-name="ce5"/>
          <table:table-cell table:style-name="ce2" table:number-columns-repeated="16372"/>
        </table:table-row>
        <table:table-row table:style-name="ro1"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3457" calcext:value-type="float">
            <text:p>3457</text:p>
          </table:table-cell>
          <table:table-cell table:style-name="Default" office:value-type="float" office:value="149" calcext:value-type="float">
            <text:p>149</text:p>
          </table:table-cell>
          <table:table-cell table:formula="of:=ROUND(([.C2]+[.C7]+[.C12]+[.C17]+[.C22]+[.C27])/6)" office:value-type="float" office:value="3512" calcext:value-type="float">
            <text:p>3512</text:p>
          </table:table-cell>
          <table:table-cell table:formula="of:=[.A2]" office:value-type="float" office:value="5" calcext:value-type="float">
            <text:p>5</text:p>
          </table:table-cell>
          <table:table-cell table:formula="of:=ROUND(SUM([.D2:.D6])/5)" office:value-type="float" office:value="168" calcext:value-type="float">
            <text:p>168</text:p>
          </table:table-cell>
          <table:table-cell table:style-name="Default" table:formula="of:=[.B2]" office:value-type="float" office:value="5" calcext:value-type="float">
            <text:p>5</text:p>
          </table:table-cell>
          <table:table-cell/>
          <table:table-cell table:formula="of:=&quot;{&quot;&amp;[.C2]&amp;&quot;, &quot;&amp;[.D2]&amp;&quot;}, &quot;" office:value-type="string" office:string-value="{3457, 149}, " calcext:value-type="string">
            <text:p>{3457, 149}, </text:p>
          </table:table-cell>
          <table:table-cell table:formula="of:=&quot;{&quot;&amp;[.J2]&amp;[.J3]&amp;[.J4]&amp;[.J5]&amp;[.J6]&amp;&quot;},&quot;" office:value-type="string" office:string-value="{{3457, 149}, {2521, 152}, {1706, 148}, {1112, 215}, {251, 174}, }," calcext:value-type="string">
            <text:p>{{3457, 149}, {2521, 152}, {1706, 148}, {1112, 215}, {251, 174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21" calcext:value-type="float">
            <text:p>2521</text:p>
          </table:table-cell>
          <table:table-cell table:style-name="Default" office:value-type="float" office:value="152" calcext:value-type="float">
            <text:p>152</text:p>
          </table:table-cell>
          <table:table-cell table:formula="of:=ROUND(([.C3]+[.C8]+[.C13]+[.C18]+[.C23]+[.C28])/6)" office:value-type="float" office:value="2613" calcext:value-type="float">
            <text:p>2613</text:p>
          </table:table-cell>
          <table:table-cell table:formula="of:=[.A3]" office:value-type="float" office:value="84" calcext:value-type="float">
            <text:p>84</text:p>
          </table:table-cell>
          <table:table-cell/>
          <table:table-cell table:style-name="Default"/>
          <table:table-cell/>
          <table:table-cell table:formula="of:=&quot;{&quot;&amp;[.C3]&amp;&quot;, &quot;&amp;[.D3]&amp;&quot;}, &quot;" office:value-type="string" office:string-value="{2521, 152}, " calcext:value-type="string">
            <text:p>{2521, 152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706" calcext:value-type="float">
            <text:p>1706</text:p>
          </table:table-cell>
          <table:table-cell table:style-name="Default" office:value-type="float" office:value="148" calcext:value-type="float">
            <text:p>148</text:p>
          </table:table-cell>
          <table:table-cell table:formula="of:=ROUND(([.C4]+[.C9]+[.C14]+[.C19]+[.C24]+[.C29])/6)" office:value-type="float" office:value="1689" calcext:value-type="float">
            <text:p>1689</text:p>
          </table:table-cell>
          <table:table-cell table:formula="of:=[.A4]" office:value-type="float" office:value="163" calcext:value-type="float">
            <text:p>163</text:p>
          </table:table-cell>
          <table:table-cell/>
          <table:table-cell table:style-name="Default"/>
          <table:table-cell/>
          <table:table-cell table:formula="of:=&quot;{&quot;&amp;[.C4]&amp;&quot;, &quot;&amp;[.D4]&amp;&quot;}, &quot;" office:value-type="string" office:string-value="{1706, 148}, " calcext:value-type="string">
            <text:p>{1706, 148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112" calcext:value-type="float">
            <text:p>1112</text:p>
          </table:table-cell>
          <table:table-cell table:style-name="Default" office:value-type="float" office:value="215" calcext:value-type="float">
            <text:p>215</text:p>
          </table:table-cell>
          <table:table-cell table:formula="of:=ROUND(([.C5]+[.C10]+[.C15]+[.C20]+[.C25]+[.C30])/6)" office:value-type="float" office:value="932" calcext:value-type="float">
            <text:p>932</text:p>
          </table:table-cell>
          <table:table-cell table:formula="of:=[.A5]" office:value-type="float" office:value="242" calcext:value-type="float">
            <text:p>242</text:p>
          </table:table-cell>
          <table:table-cell/>
          <table:table-cell table:style-name="Default"/>
          <table:table-cell/>
          <table:table-cell table:formula="of:=&quot;{&quot;&amp;[.C5]&amp;&quot;, &quot;&amp;[.D5]&amp;&quot;}, &quot;" office:value-type="string" office:string-value="{1112, 215}, " calcext:value-type="string">
            <text:p>{1112, 215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174" calcext:value-type="float">
            <text:p>174</text:p>
          </table:table-cell>
          <table:table-cell table:formula="of:=ROUND(([.C6]+[.C11]+[.C16]+[.C21]+[.C26]+[.C31])/6)" office:value-type="float" office:value="194" calcext:value-type="float">
            <text:p>194</text:p>
          </table:table-cell>
          <table:table-cell table:formula="of:=[.A6]" office:value-type="float" office:value="314" calcext:value-type="float">
            <text:p>314</text:p>
          </table:table-cell>
          <table:table-cell/>
          <table:table-cell table:style-name="Default"/>
          <table:table-cell/>
          <table:table-cell table:formula="of:=&quot;{&quot;&amp;[.C6]&amp;&quot;, &quot;&amp;[.D6]&amp;&quot;}, &quot;" office:value-type="string" office:string-value="{251, 174}, " calcext:value-type="string">
            <text:p>{251, 174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3476" calcext:value-type="float">
            <text:p>3476</text:p>
          </table:table-cell>
          <table:table-cell table:style-name="Default" office:value-type="float" office:value="804" calcext:value-type="float">
            <text:p>804</text:p>
          </table:table-cell>
          <table:table-cell table:number-columns-repeated="2"/>
          <table:table-cell table:formula="of:=ROUND(SUM([.D7:.D11])/5)" office:value-type="float" office:value="810" calcext:value-type="float">
            <text:p>810</text:p>
          </table:table-cell>
          <table:table-cell table:style-name="Default" table:formula="of:=[.B7]" office:value-type="float" office:value="100" calcext:value-type="float">
            <text:p>100</text:p>
          </table:table-cell>
          <table:table-cell/>
          <table:table-cell table:formula="of:=&quot;{&quot;&amp;[.C7]&amp;&quot;, &quot;&amp;[.D7]&amp;&quot;}, &quot;" office:value-type="string" office:string-value="{3476, 804}, " calcext:value-type="string">
            <text:p>{3476, 804}, </text:p>
          </table:table-cell>
          <table:table-cell table:formula="of:=&quot;{&quot;&amp;[.J7]&amp;[.J8]&amp;[.J9]&amp;[.J10]&amp;[.J11]&amp;&quot;},&quot;" office:value-type="string" office:string-value="{{3476, 804}, {2620, 794}, {1712, 792}, {927, 809}, {259, 852}, }," calcext:value-type="string">
            <text:p>{{3476, 804}, {2620, 794}, {1712, 792}, {927, 809}, {259, 852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620" calcext:value-type="float">
            <text:p>2620</text:p>
          </table:table-cell>
          <table:table-cell table:style-name="Default" office:value-type="float" office:value="794" calcext:value-type="float">
            <text:p>794</text:p>
          </table:table-cell>
          <table:table-cell table:number-columns-repeated="5"/>
          <table:table-cell table:formula="of:=&quot;{&quot;&amp;[.C8]&amp;&quot;, &quot;&amp;[.D8]&amp;&quot;}, &quot;" office:value-type="string" office:string-value="{2620, 794}, " calcext:value-type="string">
            <text:p>{2620, 794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712" calcext:value-type="float">
            <text:p>1712</text:p>
          </table:table-cell>
          <table:table-cell table:style-name="Default" office:value-type="float" office:value="792" calcext:value-type="float">
            <text:p>792</text:p>
          </table:table-cell>
          <table:table-cell table:number-columns-repeated="5"/>
          <table:table-cell table:formula="of:=&quot;{&quot;&amp;[.C9]&amp;&quot;, &quot;&amp;[.D9]&amp;&quot;}, &quot;" office:value-type="string" office:string-value="{1712, 792}, " calcext:value-type="string">
            <text:p>{1712, 792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27" calcext:value-type="float">
            <text:p>927</text:p>
          </table:table-cell>
          <table:table-cell table:style-name="Default" office:value-type="float" office:value="809" calcext:value-type="float">
            <text:p>809</text:p>
          </table:table-cell>
          <table:table-cell table:number-columns-repeated="5"/>
          <table:table-cell table:formula="of:=&quot;{&quot;&amp;[.C10]&amp;&quot;, &quot;&amp;[.D10]&amp;&quot;}, &quot;" office:value-type="string" office:string-value="{927, 809}, " calcext:value-type="string">
            <text:p>{927, 809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852" calcext:value-type="float">
            <text:p>852</text:p>
          </table:table-cell>
          <table:table-cell table:number-columns-repeated="5"/>
          <table:table-cell table:formula="of:=&quot;{&quot;&amp;[.C11]&amp;&quot;, &quot;&amp;[.D11]&amp;&quot;}, &quot;" office:value-type="string" office:string-value="{259, 852}, " calcext:value-type="string">
            <text:p>{259, 852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3504" calcext:value-type="float">
            <text:p>3504</text:p>
          </table:table-cell>
          <table:table-cell table:style-name="Default" office:value-type="float" office:value="1469" calcext:value-type="float">
            <text:p>1469</text:p>
          </table:table-cell>
          <table:table-cell table:number-columns-repeated="2"/>
          <table:table-cell table:formula="of:=ROUND(SUM([.D12:.D16])/5)" office:value-type="float" office:value="1489" calcext:value-type="float">
            <text:p>1489</text:p>
          </table:table-cell>
          <table:table-cell table:style-name="Default" table:formula="of:=[.B12]" office:value-type="float" office:value="195" calcext:value-type="float">
            <text:p>195</text:p>
          </table:table-cell>
          <table:table-cell/>
          <table:table-cell table:formula="of:=&quot;{&quot;&amp;[.C12]&amp;&quot;, &quot;&amp;[.D12]&amp;&quot;}, &quot;" office:value-type="string" office:string-value="{3504, 1469}, " calcext:value-type="string">
            <text:p>{3504, 1469}, </text:p>
          </table:table-cell>
          <table:table-cell table:formula="of:=&quot;{&quot;&amp;[.J12]&amp;[.J13]&amp;[.J14]&amp;[.J15]&amp;[.J16]&amp;&quot;},&quot;" office:value-type="string" office:string-value="{{3504, 1469}, {2652, 1478}, {1640, 1507}, {935, 1490}, {239, 1501}, }," calcext:value-type="string">
            <text:p>{{3504, 1469}, {2652, 1478}, {1640, 1507}, {935, 1490}, {239, 1501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652" calcext:value-type="float">
            <text:p>2652</text:p>
          </table:table-cell>
          <table:table-cell table:style-name="Default" office:value-type="float" office:value="1478" calcext:value-type="float">
            <text:p>1478</text:p>
          </table:table-cell>
          <table:table-cell table:number-columns-repeated="5"/>
          <table:table-cell table:formula="of:=&quot;{&quot;&amp;[.C13]&amp;&quot;, &quot;&amp;[.D13]&amp;&quot;}, &quot;" office:value-type="string" office:string-value="{2652, 1478}, " calcext:value-type="string">
            <text:p>{2652, 1478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1640" calcext:value-type="float">
            <text:p>1640</text:p>
          </table:table-cell>
          <table:table-cell table:style-name="Default" office:value-type="float" office:value="1507" calcext:value-type="float">
            <text:p>1507</text:p>
          </table:table-cell>
          <table:table-cell table:number-columns-repeated="5"/>
          <table:table-cell table:formula="of:=&quot;{&quot;&amp;[.C14]&amp;&quot;, &quot;&amp;[.D14]&amp;&quot;}, &quot;" office:value-type="string" office:string-value="{1640, 1507}, " calcext:value-type="string">
            <text:p>{1640, 1507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935" calcext:value-type="float">
            <text:p>935</text:p>
          </table:table-cell>
          <table:table-cell table:style-name="Default" office:value-type="float" office:value="1490" calcext:value-type="float">
            <text:p>1490</text:p>
          </table:table-cell>
          <table:table-cell table:number-columns-repeated="5"/>
          <table:table-cell table:formula="of:=&quot;{&quot;&amp;[.C15]&amp;&quot;, &quot;&amp;[.D15]&amp;&quot;}, &quot;" office:value-type="string" office:string-value="{935, 1490}, " calcext:value-type="string">
            <text:p>{935, 1490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195" calcext:value-type="float">
            <text:p>195</text:p>
          </table:table-cell>
          <table:table-cell table:style-name="Default" office:value-type="float" office:value="239" calcext:value-type="float">
            <text:p>239</text:p>
          </table:table-cell>
          <table:table-cell table:style-name="Default" office:value-type="float" office:value="1501" calcext:value-type="float">
            <text:p>1501</text:p>
          </table:table-cell>
          <table:table-cell table:number-columns-repeated="5"/>
          <table:table-cell table:formula="of:=&quot;{&quot;&amp;[.C16]&amp;&quot;, &quot;&amp;[.D16]&amp;&quot;}, &quot;" office:value-type="string" office:string-value="{239, 1501}, " calcext:value-type="string">
            <text:p>{239, 1501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3536" calcext:value-type="float">
            <text:p>3536</text:p>
          </table:table-cell>
          <table:table-cell table:style-name="Default" office:value-type="float" office:value="2049" calcext:value-type="float">
            <text:p>2049</text:p>
          </table:table-cell>
          <table:table-cell table:number-columns-repeated="2"/>
          <table:table-cell table:formula="of:=ROUND(SUM([.D17:.D21])/5)" office:value-type="float" office:value="2067" calcext:value-type="float">
            <text:p>2067</text:p>
          </table:table-cell>
          <table:table-cell table:style-name="Default" table:formula="of:=[.B17]" office:value-type="float" office:value="290" calcext:value-type="float">
            <text:p>290</text:p>
          </table:table-cell>
          <table:table-cell/>
          <table:table-cell table:formula="of:=&quot;{&quot;&amp;[.C17]&amp;&quot;, &quot;&amp;[.D17]&amp;&quot;}, &quot;" office:value-type="string" office:string-value="{3536, 2049}, " calcext:value-type="string">
            <text:p>{3536, 2049}, </text:p>
          </table:table-cell>
          <table:table-cell table:formula="of:=&quot;{&quot;&amp;[.J17]&amp;[.J18]&amp;[.J19]&amp;[.J20]&amp;[.J21]&amp;&quot;},&quot;" office:value-type="string" office:string-value="{{3536, 2049}, {2656, 2035}, {1696, 2071}, {885, 2086}, {235, 2095}, }," calcext:value-type="string">
            <text:p>{{3536, 2049}, {2656, 2035}, {1696, 2071}, {885, 2086}, {235, 2095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2656" calcext:value-type="float">
            <text:p>2656</text:p>
          </table:table-cell>
          <table:table-cell table:style-name="Default" office:value-type="float" office:value="2035" calcext:value-type="float">
            <text:p>2035</text:p>
          </table:table-cell>
          <table:table-cell table:number-columns-repeated="5"/>
          <table:table-cell table:formula="of:=&quot;{&quot;&amp;[.C18]&amp;&quot;, &quot;&amp;[.D18]&amp;&quot;}, &quot;" office:value-type="string" office:string-value="{2656, 2035}, " calcext:value-type="string">
            <text:p>{2656, 2035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1696" calcext:value-type="float">
            <text:p>1696</text:p>
          </table:table-cell>
          <table:table-cell table:style-name="Default" office:value-type="float" office:value="2071" calcext:value-type="float">
            <text:p>2071</text:p>
          </table:table-cell>
          <table:table-cell table:number-columns-repeated="5"/>
          <table:table-cell table:formula="of:=&quot;{&quot;&amp;[.C19]&amp;&quot;, &quot;&amp;[.D19]&amp;&quot;}, &quot;" office:value-type="string" office:string-value="{1696, 2071}, " calcext:value-type="string">
            <text:p>{1696, 2071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885" calcext:value-type="float">
            <text:p>885</text:p>
          </table:table-cell>
          <table:table-cell table:style-name="Default" office:value-type="float" office:value="2086" calcext:value-type="float">
            <text:p>2086</text:p>
          </table:table-cell>
          <table:table-cell table:number-columns-repeated="5"/>
          <table:table-cell table:formula="of:=&quot;{&quot;&amp;[.C20]&amp;&quot;, &quot;&amp;[.D20]&amp;&quot;}, &quot;" office:value-type="string" office:string-value="{885, 2086}, " calcext:value-type="string">
            <text:p>{885, 2086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235" calcext:value-type="float">
            <text:p>235</text:p>
          </table:table-cell>
          <table:table-cell table:style-name="Default" office:value-type="float" office:value="2095" calcext:value-type="float">
            <text:p>2095</text:p>
          </table:table-cell>
          <table:table-cell table:number-columns-repeated="5"/>
          <table:table-cell table:formula="of:=&quot;{&quot;&amp;[.C21]&amp;&quot;, &quot;&amp;[.D21]&amp;&quot;}, &quot;" office:value-type="string" office:string-value="{235, 2095}, " calcext:value-type="string">
            <text:p>{235, 2095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3524" calcext:value-type="float">
            <text:p>3524</text:p>
          </table:table-cell>
          <table:table-cell table:style-name="Default" office:value-type="float" office:value="2901" calcext:value-type="float">
            <text:p>2901</text:p>
          </table:table-cell>
          <table:table-cell office:value-type="float" office:value="2137" calcext:value-type="float">
            <text:p>2137</text:p>
          </table:table-cell>
          <table:table-cell/>
          <table:table-cell table:formula="of:=ROUND(SUM([.D22:.D26])/5)" office:value-type="float" office:value="2971" calcext:value-type="float">
            <text:p>2971</text:p>
          </table:table-cell>
          <table:table-cell table:style-name="Default" table:formula="of:=[.B22]" office:value-type="float" office:value="385" calcext:value-type="float">
            <text:p>385</text:p>
          </table:table-cell>
          <table:table-cell/>
          <table:table-cell table:formula="of:=&quot;{&quot;&amp;[.C22]&amp;&quot;, &quot;&amp;[.D22]&amp;&quot;}, &quot;" office:value-type="string" office:string-value="{3524, 2901}, " calcext:value-type="string">
            <text:p>{3524, 2901}, </text:p>
          </table:table-cell>
          <table:table-cell table:formula="of:=&quot;{&quot;&amp;[.J22]&amp;[.J23]&amp;[.J24]&amp;[.J25]&amp;[.J26]&amp;&quot;},&quot;" office:value-type="string" office:string-value="{{3524, 2901}, {2644, 2930}, {1685, 2982}, {871, 3034}, {99, 3007}, }," calcext:value-type="string">
            <text:p>{{3524, 2901}, {2644, 2930}, {1685, 2982}, {871, 3034}, {99, 3007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2644" calcext:value-type="float">
            <text:p>2644</text:p>
          </table:table-cell>
          <table:table-cell table:style-name="Default" office:value-type="float" office:value="2930" calcext:value-type="float">
            <text:p>2930</text:p>
          </table:table-cell>
          <table:table-cell table:number-columns-repeated="5"/>
          <table:table-cell table:formula="of:=&quot;{&quot;&amp;[.C23]&amp;&quot;, &quot;&amp;[.D23]&amp;&quot;}, &quot;" office:value-type="string" office:string-value="{2644, 2930}, " calcext:value-type="string">
            <text:p>{2644, 2930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1685" calcext:value-type="float">
            <text:p>1685</text:p>
          </table:table-cell>
          <table:table-cell table:style-name="Default" office:value-type="float" office:value="2982" calcext:value-type="float">
            <text:p>2982</text:p>
          </table:table-cell>
          <table:table-cell table:number-columns-repeated="5"/>
          <table:table-cell table:formula="of:=&quot;{&quot;&amp;[.C24]&amp;&quot;, &quot;&amp;[.D24]&amp;&quot;}, &quot;" office:value-type="string" office:string-value="{1685, 2982}, " calcext:value-type="string">
            <text:p>{1685, 2982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871" calcext:value-type="float">
            <text:p>871</text:p>
          </table:table-cell>
          <table:table-cell table:style-name="Default" office:value-type="float" office:value="3034" calcext:value-type="float">
            <text:p>3034</text:p>
          </table:table-cell>
          <table:table-cell table:number-columns-repeated="5"/>
          <table:table-cell table:formula="of:=&quot;{&quot;&amp;[.C25]&amp;&quot;, &quot;&amp;[.D25]&amp;&quot;}, &quot;" office:value-type="string" office:string-value="{871, 3034}, " calcext:value-type="string">
            <text:p>{871, 3034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385" calcext:value-type="float">
            <text:p>385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3007" calcext:value-type="float">
            <text:p>3007</text:p>
          </table:table-cell>
          <table:table-cell table:number-columns-repeated="5"/>
          <table:table-cell table:formula="of:=&quot;{&quot;&amp;[.C26]&amp;&quot;, &quot;&amp;[.D26]&amp;&quot;}, &quot;" office:value-type="string" office:string-value="{99, 3007}, " calcext:value-type="string">
            <text:p>{99, 3007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3573" calcext:value-type="float">
            <text:p>3573</text:p>
          </table:table-cell>
          <table:table-cell table:style-name="Default" office:value-type="float" office:value="3614" calcext:value-type="float">
            <text:p>3614</text:p>
          </table:table-cell>
          <table:table-cell table:number-columns-repeated="2"/>
          <table:table-cell table:formula="of:=ROUND(SUM([.D27:.D31])/5)" office:value-type="float" office:value="3683" calcext:value-type="float">
            <text:p>3683</text:p>
          </table:table-cell>
          <table:table-cell table:style-name="Default" table:formula="of:=[.B27]" office:value-type="float" office:value="474" calcext:value-type="float">
            <text:p>474</text:p>
          </table:table-cell>
          <table:table-cell/>
          <table:table-cell table:formula="of:=&quot;{&quot;&amp;[.C27]&amp;&quot;, &quot;&amp;[.D27]&amp;&quot;}, &quot;" office:value-type="string" office:string-value="{3573, 3614}, " calcext:value-type="string">
            <text:p>{3573, 3614}, </text:p>
          </table:table-cell>
          <table:table-cell table:formula="of:=&quot;{&quot;&amp;[.J27]&amp;[.J28]&amp;[.J29]&amp;[.J30]&amp;[.J31]&amp;&quot;},&quot;" office:value-type="string" office:string-value="{{3573, 3614}, {2584, 3556}, {1692, 3678}, {863, 3760}, {78, 3808}, }," calcext:value-type="string">
            <text:p>{{3573, 3614}, {2584, 3556}, {1692, 3678}, {863, 3760}, {78, 3808}, },</text:p>
          </table:table-cell>
          <table:table-cell table:number-columns-repeated="1637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2584" calcext:value-type="float">
            <text:p>2584</text:p>
          </table:table-cell>
          <table:table-cell table:style-name="Default" office:value-type="float" office:value="3556" calcext:value-type="float">
            <text:p>3556</text:p>
          </table:table-cell>
          <table:table-cell table:number-columns-repeated="5"/>
          <table:table-cell table:formula="of:=&quot;{&quot;&amp;[.C28]&amp;&quot;, &quot;&amp;[.D28]&amp;&quot;}, &quot;" office:value-type="string" office:string-value="{2584, 3556}, " calcext:value-type="string">
            <text:p>{2584, 3556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163" calcext:value-type="float">
            <text:p>163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1692" calcext:value-type="float">
            <text:p>1692</text:p>
          </table:table-cell>
          <table:table-cell table:style-name="Default" office:value-type="float" office:value="3678" calcext:value-type="float">
            <text:p>3678</text:p>
          </table:table-cell>
          <table:table-cell table:number-columns-repeated="5"/>
          <table:table-cell table:formula="of:=&quot;{&quot;&amp;[.C29]&amp;&quot;, &quot;&amp;[.D29]&amp;&quot;}, &quot;" office:value-type="string" office:string-value="{1692, 3678}, " calcext:value-type="string">
            <text:p>{1692, 3678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863" calcext:value-type="float">
            <text:p>863</text:p>
          </table:table-cell>
          <table:table-cell table:style-name="Default" office:value-type="float" office:value="3760" calcext:value-type="float">
            <text:p>3760</text:p>
          </table:table-cell>
          <table:table-cell table:number-columns-repeated="5"/>
          <table:table-cell table:formula="of:=&quot;{&quot;&amp;[.C30]&amp;&quot;, &quot;&amp;[.D30]&amp;&quot;}, &quot;" office:value-type="string" office:string-value="{863, 3760}, " calcext:value-type="string">
            <text:p>{863, 3760}, </text:p>
          </table:table-cell>
          <table:table-cell table:number-columns-repeated="16374"/>
        </table:table-row>
        <table:table-row table:style-name="ro1"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474" calcext:value-type="float">
            <text:p>474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3808" calcext:value-type="float">
            <text:p>3808</text:p>
          </table:table-cell>
          <table:table-cell table:number-columns-repeated="5"/>
          <table:table-cell table:formula="of:=&quot;{&quot;&amp;[.C31]&amp;&quot;, &quot;&amp;[.D31]&amp;&quot;}, &quot;" office:value-type="string" office:string-value="{78, 3808}, " calcext:value-type="string">
            <text:p>{78, 3808}, </text:p>
          </table:table-cell>
          <table:table-cell table:number-columns-repeated="16374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2585" calcext:value-type="float">
            <text:p>2585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6" calcext:value-type="float">
            <text:p>96</text:p>
          </table:table-cell>
          <table:table-cell office:value-type="float" office:value="872" calcext:value-type="float">
            <text:p>872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84" calcext:value-type="float">
            <text:p>384</text:p>
          </table:table-cell>
          <table:table-cell office:value-type="float" office:value="836" calcext:value-type="float">
            <text:p>836</text:p>
          </table:table-cell>
          <table:table-cell office:value-type="float" office:value="3046" calcext:value-type="float">
            <text:p>30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84" calcext:value-type="float">
            <text:p>384</text:p>
          </table:table-cell>
          <table:table-cell office:value-type="float" office:value="2568" calcext:value-type="float">
            <text:p>2568</text:p>
          </table:table-cell>
          <table:table-cell office:value-type="float" office:value="3004" calcext:value-type="float">
            <text:p>300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([.C3]+[.C6])/2" office:value-type="float" office:value="2576.5" calcext:value-type="float">
            <text:p>2576.5</text:p>
          </table:table-cell>
          <table:table-cell table:formula="of:=([.D3]+[.D4])/2" office:value-type="float" office:value="816.5" calcext:value-type="float">
            <text:p>816.5</text:p>
          </table:table-cell>
        </table:table-row>
        <table:table-row table:style-name="ro1">
          <table:table-cell table:number-columns-repeated="2"/>
          <table:table-cell table:formula="of:=([.C4]+[.C5])/2" office:value-type="float" office:value="854" calcext:value-type="float">
            <text:p>854</text:p>
          </table:table-cell>
          <table:table-cell table:formula="of:=([.D5]+[.D6])/2" office:value-type="float" office:value="3025" calcext:value-type="float">
            <text:p>3025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457" calcext:value-type="float">
            <text:p>34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2521" calcext:value-type="float">
            <text:p>252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1706" calcext:value-type="float">
            <text:p>170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1112" calcext:value-type="float">
            <text:p>111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251" calcext:value-type="float">
            <text:p>25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3476" calcext:value-type="float">
            <text:p>3476</text:p>
          </table:table-cell>
          <table:table-cell office:value-type="float" office:value="804" calcext:value-type="float">
            <text:p>8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620" calcext:value-type="float">
            <text:p>2620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" calcext:value-type="float">
            <text:p>100</text:p>
          </table:table-cell>
          <table:table-cell office:value-type="float" office:value="1712" calcext:value-type="float">
            <text:p>171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" calcext:value-type="float">
            <text:p>100</text:p>
          </table:table-cell>
          <table:table-cell office:value-type="float" office:value="927" calcext:value-type="float">
            <text:p>927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" calcext:value-type="float">
            <text:p>100</text:p>
          </table:table-cell>
          <table:table-cell office:value-type="float" office:value="259" calcext:value-type="float">
            <text:p>25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3504" calcext:value-type="float">
            <text:p>3504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95" calcext:value-type="float">
            <text:p>195</text:p>
          </table:table-cell>
          <table:table-cell office:value-type="float" office:value="2652" calcext:value-type="float">
            <text:p>2652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5" calcext:value-type="float">
            <text:p>195</text:p>
          </table:table-cell>
          <table:table-cell office:value-type="float" office:value="1640" calcext:value-type="float">
            <text:p>1640</text:p>
          </table:table-cell>
          <table:table-cell office:value-type="float" office:value="1507" calcext:value-type="float">
            <text:p>150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95" calcext:value-type="float">
            <text:p>195</text:p>
          </table:table-cell>
          <table:table-cell office:value-type="float" office:value="935" calcext:value-type="float">
            <text:p>935</text:p>
          </table:table-cell>
          <table:table-cell office:value-type="float" office:value="1490" calcext:value-type="float">
            <text:p>149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95" calcext:value-type="float">
            <text:p>195</text:p>
          </table:table-cell>
          <table:table-cell office:value-type="float" office:value="239" calcext:value-type="float">
            <text:p>239</text:p>
          </table:table-cell>
          <table:table-cell office:value-type="float" office:value="1501" calcext:value-type="float">
            <text:p>15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3536" calcext:value-type="float">
            <text:p>3536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90" calcext:value-type="float">
            <text:p>290</text:p>
          </table:table-cell>
          <table:table-cell office:value-type="float" office:value="2656" calcext:value-type="float">
            <text:p>2656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90" calcext:value-type="float">
            <text:p>290</text:p>
          </table:table-cell>
          <table:table-cell office:value-type="float" office:value="1696" calcext:value-type="float">
            <text:p>1696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90" calcext:value-type="float">
            <text:p>290</text:p>
          </table:table-cell>
          <table:table-cell office:value-type="float" office:value="885" calcext:value-type="float">
            <text:p>885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90" calcext:value-type="float">
            <text:p>290</text:p>
          </table:table-cell>
          <table:table-cell office:value-type="float" office:value="235" calcext:value-type="float">
            <text:p>235</text:p>
          </table:table-cell>
          <table:table-cell office:value-type="float" office:value="2095" calcext:value-type="float">
            <text:p>20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3524" calcext:value-type="float">
            <text:p>3524</text:p>
          </table:table-cell>
          <table:table-cell office:value-type="float" office:value="2901" calcext:value-type="float">
            <text:p>290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5" calcext:value-type="float">
            <text:p>385</text:p>
          </table:table-cell>
          <table:table-cell office:value-type="float" office:value="2644" calcext:value-type="float">
            <text:p>2644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85" calcext:value-type="float">
            <text:p>385</text:p>
          </table:table-cell>
          <table:table-cell office:value-type="float" office:value="1685" calcext:value-type="float">
            <text:p>1685</text:p>
          </table:table-cell>
          <table:table-cell office:value-type="float" office:value="2982" calcext:value-type="float">
            <text:p>29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85" calcext:value-type="float">
            <text:p>385</text:p>
          </table:table-cell>
          <table:table-cell office:value-type="float" office:value="871" calcext:value-type="float">
            <text:p>871</text:p>
          </table:table-cell>
          <table:table-cell office:value-type="float" office:value="3034" calcext:value-type="float">
            <text:p>303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85" calcext:value-type="float">
            <text:p>385</text:p>
          </table:table-cell>
          <table:table-cell office:value-type="float" office:value="99" calcext:value-type="float">
            <text:p>99</text:p>
          </table:table-cell>
          <table:table-cell office:value-type="float" office:value="3007" calcext:value-type="float">
            <text:p>30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3573" calcext:value-type="float">
            <text:p>3573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74" calcext:value-type="float">
            <text:p>474</text:p>
          </table:table-cell>
          <table:table-cell office:value-type="float" office:value="2584" calcext:value-type="float">
            <text:p>2584</text:p>
          </table:table-cell>
          <table:table-cell office:value-type="float" office:value="3556" calcext:value-type="float">
            <text:p>35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74" calcext:value-type="float">
            <text:p>474</text:p>
          </table:table-cell>
          <table:table-cell office:value-type="float" office:value="1692" calcext:value-type="float">
            <text:p>1692</text:p>
          </table:table-cell>
          <table:table-cell office:value-type="float" office:value="3678" calcext:value-type="float">
            <text:p>367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74" calcext:value-type="float">
            <text:p>474</text:p>
          </table:table-cell>
          <table:table-cell office:value-type="float" office:value="863" calcext:value-type="float">
            <text:p>863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474" calcext:value-type="float">
            <text:p>474</text:p>
          </table:table-cell>
          <table:table-cell office:value-type="float" office:value="78" calcext:value-type="float">
            <text:p>78</text:p>
          </table:table-cell>
          <table:table-cell office:value-type="float" office:value="3808" calcext:value-type="float">
            <text:p>38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37:05.655400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3:11:31.071711782</meta:creation-date>
    <dc:date>2025-10-16T23:17:45.903991317</dc:date>
    <meta:editing-duration>PT6H42M9S</meta:editing-duration>
    <meta:editing-cycles>4</meta:editing-cycles>
    <meta:generator>LibreOffice/24.2.7.2$Linux_X86_64 LibreOffice_project/420$Build-2</meta:generator>
    <meta:document-statistic meta:table-count="3" meta:cell-count="329" meta:object-count="0"/>
  </office:meta>
</office:document-meta>
</file>